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FlowGenerator.createStrutsApp( ClassDeclaration j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FlowGenerator.PageFlowGenerator( CoreAnnotationProcessorEnv env , FlowControllerInfo fcInfo , Diagnostics dia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